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0?</text:p>
      <text:p text:style-name="P2">Hebrew Date<text:tab/><text:tab/><text:tab/><text:tab/><text:tab/>5650?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Sabbath Teshubah[/ inserted by author]50/</text:p>
      <text:p text:style-name="P7"/>
      <text:p text:style-name="P6">[Page 1]</text:p>
      <text:p text:style-name="P6">[Hebrew] <text:s/>"Be not <text:span text:style-name="T2">afraid</text:span><text:span text:style-name="T3"> dismayed because of/ them, lest I confound thee in their presence"./ <text:s/>So a heavenly voice addressed Jeremiah, when </text:span><text:span text:style-name="T2">in his</text:span><text:span text:style-name="T3">/ </text:span><text:span text:style-name="T2">youth he was</text:span><text:span text:style-name="T3"> sent forth early in his youth to the performance of an/ </text:span><text:span text:style-name="T2">tremendous</text:span><text:span text:style-name="T3"> appalling task--a people's reformation; nor did he wince and waver in the/ face of overwhelming difficulties, and constant </text:span><text:span text:style-name="T2">dis-</text:span><text:span text:style-name="T3"> delu/</text:span><text:span text:style-name="T2">-appointments</text:span><text:span text:style-name="T3"> -sions. <text:s/>Now, brethren, </text:span><text:span text:style-name="T2">if</text:span><text:span text:style-name="T3"> remembering that a man whose/ holiness was exemplified in all his deeds could/ not win back to virtue those who had deliberately/ forsaken it; </text:span><text:span text:style-name="T2">if</text:span><text:span text:style-name="T3"> that the burning eloquence of a prophet/ did not soften the obdurate, </text:span><text:span text:style-name="T2">in sinning,</text:span><text:span text:style-name="T3"> was it not/ rash too presumptuous in one like myself to believe/ that </text:span><text:span text:style-name="T2">I</text:span><text:span text:style-name="T3"> he could convert to God some who did not give/ </text:span><text:span text:style-name="T2">Him</text:span><text:span text:style-name="T3"> religion a thought? <text:s/>Yet, in the </text:span><text:span text:style-name="T2">early</text:span><text:span text:style-name="T3"> spring days of my/ ministerial enthusiasm, I fancied that I could/ accomplish wonders; that at my summons an/ army of gallant defenders to the Torah would rise; that/ I would make hundreds, if not thousands, rally/ round the standard of the ancestral traditions./ <text:s/>In my eagerness to </text:span><text:span text:style-name="T2">do a</text:span><text:span text:style-name="T3"> fulfill a sacred mission, I would then ac-/cost an Israelite, whose summary of religious duties/</text:span></text:p>
      <text:p text:style-name="P6"><text:span text:style-name="T3"/></text:p>
      <text:p text:style-name="P6"><text:span text:style-name="T3">[Page 2]</text:span></text:p>
      <text:p text:style-name="P6"><text:span text:style-name="T3">was conventionally to enter this spot on the Day of/ Atonement. <text:s/>I would say to him: "Brother. <text:s/>Your pre-/-sence in the house of prayer </text:span><text:span text:style-name="T2">on Kippur</text:span><text:span text:style-name="T3"> at so distant an interval simply/ shows that you have not </text:span><text:soft-page-break/><text:span text:style-name="T3">broken altogether with/ the faith in which you were born and </text:span><text:span text:style-name="T2">raised</text:span><text:span text:style-name="T3"> reared, but your/ habitual absence from the Synagogue, and your daily/ practices prove you an inconsistent Jew. <text:s/>Do not let/ your conduct so belie your profession." <text:s/>Well: what has/ time produced? <text:s/>Do you wish me to tell the num-/-ber of failures I met with in my pastoral under-/-taking</text:span><text:span text:style-name="T2">s</text:span><text:span text:style-name="T3">? <text:s/>Why, they are </text:span><text:span text:style-name="T2">countless</text:span><text:span text:style-name="T3"> beyond computation, and not surprisingly so. <text:s/>Just think, that/ I had considered my words of so much weight as to/ crash man's pride, to compel </text:span><text:span text:style-name="T2">sinners</text:span><text:span text:style-name="T3"> transgressors to confess/ their shortcomings, </text:span><text:span text:style-name="T2">to</text:span><text:span text:style-name="T3"> and humbly vow a life in full/ accord with the devotional outpourings of Yom Kippur./</text:span></text:p>
      <text:p text:style-name="P6"><text:span text:style-name="T3">I did overrate my influence egregiously. <text:s/>The zeal/ which I felt for the Law that I was called upon to/ teach and enforce, spent itself in the vain effort/ to reclaim Israelites, who said in their hearts,--occasion-/-ally, within my hearing--as people said of Saul chosen/ to guide them [Hebrew] <text:s/>"Of what use can this one be/ to us". <text:s/>My age did not warrant then my reproving/ </text:span></text:p>
      <text:p text:style-name="P6"><text:span text:style-name="T3"/></text:p>
      <text:p text:style-name="P6"><text:span text:style-name="T3">[Page 3]</text:span></text:p>
      <text:p text:style-name="P6"><text:span text:style-name="T3">older persons, high-toned persons. <text:s/>Still, I/ do not regret that spite </text:span><text:span text:style-name="T2">delusions</text:span><text:span text:style-name="T3"> disappointments, I never kept/ silent, even if my grey hair</text:span><text:span text:style-name="T2">s have</text:span><text:span text:style-name="T3"> has suggested to me/ less rigor in passing judgment on my neighbor's/ actions; more sobriety, so to say, in private and pu-/-blic admonitions. <text:s/>I am not sorry that I gave my/ convictions free scope, because had I shrank from duties/ </text:span><text:span text:style-name="T2">which my office imposes</text:span><text:span text:style-name="T3"> out of pusillanimity, the ungracious charge thrown/ lately into my teeth, that my ministry has after/ all been rich only of deserters and renegades of every des-/-cription, would burn like blazing fire in my soul./ <text:s/>No: I do not claim to be "the pious pastor of a pious/ congregation," as a successful, daring "reformer" taunting-/-ly called me in the press, but neither have I skulked behind/ falsehood, in order </text:span><text:span text:style-name="T2">not</text:span><text:span text:style-name="T3"> to </text:span><text:span text:style-name="T2">lose</text:span><text:span text:style-name="T3"> carry popular</text:span><text:span text:style-name="T2">ity</text:span><text:span text:style-name="T3"> favor </text:span><text:span text:style-name="T2">among</text:span><text:span text:style-name="T3"> with/ influential transgressors. <text:s/>Like Jeremiah I may say in all humility that I heeded/ the caution: [Hebrew] <text:s/>"Be not </text:span><text:span text:style-name="T2">afraid</text:span><text:span text:style-name="T3"> dismayed/ because of them, lest I confound thee in their presence"/ <text:s/>And like the priest of Anathoth I may declare: [Hebrew]/ [Hebrew] "I sat not in the company of mockers/ and enjoyed it." <text:s/>Earnestness was my official robe./</text:span></text:p>
      <text:p text:style-name="P6"><text:span text:style-name="T3"/></text:p>
      <text:p text:style-name="P6"><text:span text:style-name="T3">[Page 4]</text:span></text:p>
      <text:p text:style-name="P6"><text:span text:style-name="T3">The avaricious who denied their religion and their/ people help, did not receive a curtsey; obeisance at my/ hands. <text:s/>The hypocrisy of lip worship, I branded/ in the name of the God of truth. <text:s/>The tyranny of/ such exercised at home over wives and children, and/ their servility practised[sic!] abroad </text:span><text:span text:style-name="T2">among</text:span><text:span text:style-name="T3"> towards the power-/-ful, I condemned unsparingly. <text:s/>I turned away/ as from biting serpents when advised to resort/ to worldly policy, so as to gain followers./</text:span></text:p>
      <text:p text:style-name="P6"><text:span text:style-name="T3">I trusted for support and deliverance on Him whose/ mission I had assumed, and He did not shame me/ because of my hope. <text:s/>If I cannot raise the/ huzzahs which certain ministers spout out, as if/ they redeemed Judaism from extinction, I may/ thankfully say that not all of this venerable/ body have repudiated the cause which I warmly/ espoused. <text:s/>Among those of the generation that I/ first met, and of the generation born since, some/ hold to the Torah as expounded from this sacred desk./ <text:s/>May their fidelity continue as an exemplar, du-/-ring many returns of this solemn period of our year, in/ which the sincerity of the pious, may, under Providence,/</text:span></text:p>
      <text:p text:style-name="P6"><text:span text:style-name="T3"/></text:p>
      <text:p text:style-name="P6"><text:span text:style-name="T3">[Page 5]</text:span></text:p>
      <text:p text:style-name="P6"><text:span text:style-name="T3">bring the sinful to repentance./</text:span></text:p>
      <text:p text:style-name="P6"><text:span text:style-name="T3">But it is to youths, whose hearts are not tainted/ with the corruption of a materialistic age; to youths/ who have not yet learned to hug the idols of the/ imagination--gold and luxury--to them I eagerly/ look for the </text:span><text:span text:style-name="T2">vindication</text:span><text:span text:style-name="T3"> avenging of this congregation from/ the iniquitous accusation of godlessness. <text:s/>They will meet fearful obstacles. <text:s/>The battles/ of the passions is raging, waxing hoter[sic!] every day./ <text:s/>To conquer, youths must become heroes. <text:s/>With less bra-/-very they also will succumb. <text:s/>More ridicule faces/ them; to adhere to the Torah is to evince a mind/ still grossing in the darkness of barbarism; there the vicious call a </text:span><text:span text:style-name="T2">to</text:span><text:span text:style-name="T3">/ refusal to enter into the pleasures of the game/ of chance and of the exhilarating </text:span><text:soft-page-break/><text:span text:style-name="T3">bowl, </text:span><text:span text:style-name="T2">is</text:span><text:span text:style-name="T3"> sheer/ cowardice, and then what are the quams[sic!] of conscience/ but childish impressions; what the fear of a super-/-human punishment, but superstition? <text:s/>How very/ many have fallen slain in that war between/ high duty and low propensities? <text:s/>On this Sab-/-bath devoted to the most serious thoughts, I say/ to my successors. <text:s/>Friends, when I and others/ my coevals, or of maturer years shall have passed/</text:span></text:p>
      <text:p text:style-name="P6"><text:span text:style-name="T3"/></text:p>
      <text:p text:style-name="P6"><text:span text:style-name="T3">[Page 6]</text:span></text:p>
      <text:p text:style-name="P6"><text:span text:style-name="T3">away, you will be our builders. <text:s/>Let the instrument/ principally handled be the love of virtue; your/ plummet the word of God. <text:s/>Understand: Judaism/ does not preclude the enjoyment of Divine bounty;/ but it warns against abuse which creates satiety, palls the sense/ of gratification. <text:s/>Nor does it dispute a right/ to the acquisition of wealth, but it cautions against/ the sacrificing of our noblest instincts to gold./ <text:s/>It teaches to apportion our time so, that our body/ may receive the needed rest, our spirit its elevating/ agencies, and all that to one sublime end, to the/ beautifying of our nature, to fit us as worthy ci-/-tizens of the world, and aspirants of an endless/ immortality. <text:s/>Youths of my people? <text:s/>In/ the enthusiasm of your years, raise your undim-/-med vision to God, at whose hands you have/ obtained the existence in which you delight,/ and sanctify that existence by unswerving integrity./ <text:s/>With Ecclesiastes I preach: [Hebrew]/ [Hebrew]/ Hebrew]/</text:span></text:p>
      <text:p text:style-name="P6"><text:span text:style-name="T3"/></text:p>
      <text:p text:style-name="P6"><text:span text:style-name="T3">[Page 7]</text:span></text:p>
      <text:p text:style-name="P6"><text:span text:style-name="T3">Remember your Creator in the days of your/ youth, while evil days have not come, nor have/ the years drawn nigh, when you may say: 'We/ have no pleasure in them? <text:s/>For all dies away,/ except the memory of a well spent life. <text:s/>Like/ the flower that opens at the genial touch of the/ morning dew, but withers before evening, so will/ strength and comeliness fade away. <text:s/>But the/ knowledge of having remained uncorrupt, that is,/ of having walked with God, who watches our steps,/ and counts our every pulsation, will become a crown/ of glory. <text:s/>So have we been assured in the book,/ that presents religion as personified Wisdom [Hebrew]/ [Hebrew] "She will set upon your hand an/ ornament of grace". <text:s/>When verging towards the/ grave, you will behold it and become imparadised/ in the contemplation. <text:s/>May thus the youths of this/ congregation be diademmed, and in all their seniors who/ believe in the redeeming power of repentance may be/ fulfilled the scriptural sentence "Yet that did cleave to the/ Lord your God, are alive every one of you this day"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4T14:13:10.03</meta:creation-date>
    <dc:date>2012-06-14T14:47:34.25</dc:date>
    <dc:creator>Penn Libraries</dc:creator>
    <meta:editing-duration>PT00H00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9" meta:word-count="1521" meta:character-count="9318"/>
  </office:meta>
</office:document-meta>
</file>